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5in" fo:text-align="start" style:justify-single-word="false" style:text-autospace="none"/>
      <style:text-properties style:use-window-font-color="true"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P2" style:family="paragraph" style:parent-style-name="Standard" style:list-style-name="">
      <style:paragraph-properties style:line-height-at-least="0.25in" fo:text-align="start" style:justify-single-word="false" style:text-autospace="none"/>
      <style:text-properties style:use-window-font-color="true" style:font-name="Verdana"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3" style:family="paragraph" style:parent-style-name="Standard" style:list-style-name="">
      <style:paragraph-properties style:line-height-at-least="0.3472in" fo:text-align="start" style:justify-single-word="false" style:text-autospace="none"/>
      <style:text-properties style:use-window-font-color="true" style:font-name="Verdana"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4" style:family="paragraph" style:parent-style-name="Standard" style:list-style-name="L1">
      <style:paragraph-properties style:line-height-at-least="0.3472in" fo:text-align="start" style:justify-single-word="false" style:text-autospace="none"/>
      <style:text-properties style:use-window-font-color="true" style:font-name="Verdana"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5" style:family="paragraph" style:parent-style-name="Standard" style:list-style-name="">
      <style:paragraph-properties style:line-height-at-least="0.25in" fo:text-align="start" style:justify-single-word="false" style:text-autospace="none"/>
      <style:text-properties fo:color="#999999" style:font-name="Verdana" fo:font-size="16pt" fo:font-style="normal" fo:font-weight="normal" style:font-name-asian="Verdana" style:font-size-asian="16pt" style:font-style-asian="normal" style:font-weight-asian="normal" style:font-name-complex="Verdana" style:font-size-complex="16pt" style:font-style-complex="normal" style:font-weight-complex="normal"/>
    </style:style>
    <style:style style:name="P6" style:family="paragraph" style:parent-style-name="Standard">
      <style:text-properties fo:font-size="16pt" style:font-size-asian="16pt" style:font-size-complex="16pt"/>
    </style:style>
    <style:style style:name="P7" style:family="paragraph" style:parent-style-name="Standard" style:list-style-name="">
      <style:paragraph-properties fo:margin-top="0in" fo:margin-bottom="0.1665in" style:line-height-at-least="0.25in" fo:text-align="start" style:justify-single-word="false" style:text-autospace="none"/>
      <style:text-properties fo:font-size="24pt" fo:font-weight="bold" style:font-size-asian="24pt" style:font-weight-asian="bold" style:font-size-complex="24pt" style:font-weight-complex="bold"/>
    </style:style>
    <style:style style:name="P8" style:family="paragraph" style:parent-style-name="Standard" style:list-style-name="">
      <style:paragraph-properties fo:margin-top="0in" fo:margin-bottom="0.25in" style:line-height-at-least="0.25in" fo:text-align="start" style:justify-single-word="false" style:text-autospace="none"/>
      <style:text-properties style:use-window-font-color="true" style:font-name="Verdana" fo:font-size="15pt" fo:font-style="italic" fo:font-weight="normal" style:font-name-asian="Verdana" style:font-size-asian="15pt" style:font-style-asian="italic" style:font-weight-asian="normal" style:font-name-complex="Verdana" style:font-size-complex="15pt" style:font-style-complex="italic" style:font-weight-complex="normal"/>
    </style:style>
    <style:style style:name="P9" style:family="paragraph" style:parent-style-name="Standard">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6pt" fo:font-style="normal" fo:font-weight="normal" style:font-name-asian="Verdana" style:font-size-asian="16pt" style:font-style-asian="normal" style:font-weight-asian="normal" style:font-name-complex="Verdana" style:font-size-complex="16pt" style:font-style-complex="normal" style:font-weight-complex="normal"/>
    </style:style>
    <style:style style:name="P10"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11"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P12"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P13" style:family="paragraph" style:parent-style-name="Standard" style:list-style-name="L1">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P14"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P15" style:family="paragraph" style:parent-style-name="Standard">
      <style:paragraph-properties fo:margin-left="0.5in" fo:margin-right="0in" fo:margin-top="0in" fo:margin-bottom="0.25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16" style:family="paragraph" style:parent-style-name="Standard">
      <style:paragraph-properties fo:margin-left="0.5in" fo:margin-right="0in" fo:margin-top="0in" fo:margin-bottom="0.25in" style:line-height-at-least="0.278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T1" style:family="text">
      <style:text-properties style:use-window-font-color="true"/>
    </style:style>
    <style:style style:name="T2" style:family="text">
      <style:text-properties style:use-window-font-color="true" style:font-name="Verdana" fo:font-size="11pt" style:font-name-asian="Verdana" style:font-size-asian="11pt" style:font-name-complex="Verdana" style:font-size-complex="11pt"/>
    </style:style>
    <style:style style:name="T3" style:family="text">
      <style:text-properties style:use-window-font-color="true" style:font-name="Verdana" fo:font-size="11pt" fo:font-style="italic" style:font-name-asian="Verdana" style:font-size-asian="11pt" style:font-style-asian="italic" style:font-name-complex="Verdana" style:font-size-complex="11pt" style:font-style-complex="italic"/>
    </style:style>
    <style:style style:name="T4" style:family="text">
      <style:text-properties style:use-window-font-color="true" style:font-name="Verdana" fo:font-size="11pt" fo:font-style="normal" style:font-name-asian="Verdana" style:font-size-asian="11pt" style:font-style-asian="normal" style:font-name-complex="Verdana" style:font-size-complex="11pt" style:font-style-complex="normal"/>
    </style:style>
    <style:style style:name="T5" style:family="text">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T6" style:family="text">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T7"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8"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style:style style:name="T9" style:family="text">
      <style:text-properties style:font-name="Verdana"/>
    </style:style>
    <style:style style:name="T10" style:family="text">
      <style:text-properties fo:font-size="18pt"/>
    </style:style>
    <style:style style:name="T11" style:family="text">
      <style:text-properties style:font-name-asian="Verdana"/>
    </style:style>
    <style:style style:name="T12" style:family="text">
      <style:text-properties style:font-size-asian="18pt"/>
    </style:style>
    <style:style style:name="T13" style:family="text">
      <style:text-properties style:font-name-complex="Verdana"/>
    </style:style>
    <style:style style:name="T14" style:family="text">
      <style:text-properties style:font-size-complex="18pt"/>
    </style:style>
    <style:style style:name="T15" style:family="text">
      <style:text-properties fo:font-size="11pt" style:font-size-asian="11pt" style:font-size-complex="11pt"/>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lassic Gingerbread Cake</text:p>
      <text:p text:style-name="P1">Makes one 8-inch square cake, serving 8 to 10</text:p>
      <text:p text:style-name="P1"><text:span text:style-name="T15"/></text:p>
      <text:p text:style-name="P8">This cake packs potent yet well-balanced, fragrant, spicy heat. If you are particularly sensitive to spice, you can decrease the amount of dried ginger to 1 tablespoon. Guinness is the test kitchen's favorite brand of stout. Avoid opening the oven door until the minimum baking time has elapsed. If your cake pan has thin walls, you might want to wrap it with premade cake strips or make your own from cheesecloth and foil. This extra insulation will help ensure that the edges of the cake don't overbake. Serve the gingerbread plain or with lightly sweetened whipped cream. Leftovers can be wrapped in plastic wrap and stored at room temperature for 2 days.</text:p>
      <text:p text:style-name="P2">INGREDIENTS</text:p>
      <text:p text:style-name="P2"/>
      <text:p text:style-name="P11"><text:span text:style-name="T7"><text:tab/><text:tab/>3/4</text:span><text:span text:style-name="T8">cup stout (see note)</text:span></text:p>
      <text:p text:style-name="P11"><text:span text:style-name="T7"><text:tab/><text:tab/>1/2</text:span><text:span text:style-name="T8">teaspoon baking soda</text:span></text:p>
      <text:p text:style-name="P11"><text:span text:style-name="T7"><text:tab/><text:tab/>2/3</text:span><text:span text:style-name="T8">cup mild molasses</text:span></text:p>
      <text:p text:style-name="P11"><text:span text:style-name="T7"><text:tab/><text:tab/>3/4</text:span><text:span text:style-name="T8">cup (5 1/4 ounces) packed light brown sugar</text:span></text:p>
      <text:p text:style-name="P11"><text:span text:style-name="T7"><text:tab/><text:tab/>1/4</text:span><text:span text:style-name="T8">cup (1 3/4 ounces) granulated sugar</text:span></text:p>
      <text:p text:style-name="P11"><text:span text:style-name="T7"><text:tab/><text:tab/>1 1/2</text:span><text:span text:style-name="T8">cups (7 1/2 ounces) unbleached all-purpose flour, plus extra for dusting pan</text:span></text:p>
      <text:p text:style-name="P11"><text:span text:style-name="T7"><text:tab/><text:tab/>2</text:span><text:span text:style-name="T8">tablespoons ground ginger (see note)</text:span></text:p>
      <text:p text:style-name="P11"><text:span text:style-name="T7"><text:tab/><text:tab/>1/2</text:span><text:span text:style-name="T8">teaspoon baking powder</text:span></text:p>
      <text:p text:style-name="P11"><text:span text:style-name="T7"><text:tab/><text:tab/>1/2</text:span><text:span text:style-name="T8">teaspoon table salt</text:span></text:p>
      <text:p text:style-name="P11"><text:span text:style-name="T7"><text:tab/><text:tab/>1/4</text:span><text:span text:style-name="T8">teaspoon ground cinnamon</text:span></text:p>
      <text:p text:style-name="P11"><text:span text:style-name="T7"><text:tab/><text:tab/>1/4</text:span><text:span text:style-name="T8">teaspoon finely ground black pepper</text:span></text:p>
      <text:p text:style-name="P11"><text:span text:style-name="T7"><text:tab/><text:tab/>2</text:span><text:span text:style-name="T8">large eggs</text:span></text:p>
      <text:p text:style-name="P11"><text:soft-page-break/><text:span text:style-name="T7"><text:tab/><text:tab/>1/3</text:span><text:span text:style-name="T8">cup vegetable oil</text:span></text:p>
      <text:p text:style-name="P11"><text:span text:style-name="T7"><text:tab/><text:tab/>1</text:span><text:span text:style-name="T8">tablespoon finely grated fresh ginger</text:span></text:p>
      <text:p text:style-name="P11"><text:span text:style-name="T8"/></text:p>
      <text:p text:style-name="P2">INSTRUCTIONS</text:p>
      <text:p text:style-name="P12"><text:span text:style-name="T7"><text:tab/><text:tab/></text:span><text:span text:style-name="T8">Adjust oven rack to middle position and heat oven to 350 degrees. Grease and flour 8-inch square baking pan. </text:span></text:p>
      <text:p text:style-name="P12"><text:span text:style-name="T7"><text:tab/><text:tab/></text:span><text:span text:style-name="T8">Bring stout to boil in medium saucepan over medium heat, stirring occasionally. Remove from heat and stir in baking soda (mixture will foam vigorously). When foaming subsides, stir in molasses, brown sugar, and granulated sugar until dissolved; set mixture aside. Whisk flour, ground ginger, baking powder, salt, cinnamon, and pepper together in large bowl; set aside.</text:span></text:p>
      <text:p text:style-name="P12"><text:span text:style-name="T7"><text:tab/><text:tab/></text:span><text:span text:style-name="T8">Transfer stout mixture to large bowl. Whisk in eggs, oil, and grated ginger until combined. Whisk wet mixture into flour mixture in thirds, stirring vigorously until completely smooth after each addition. </text:span></text:p>
      <text:list xml:id="list470164248" text:style-name="L1">
        <text:list-item>
          <text:list>
            <text:list-item>
              <text:list>
                <text:list-header>
                  <text:p text:style-name="P13"><text:span text:style-name="T8">Transfer batter to prepared pan and gently tap pan against counter 3 or 4 times to dislodge any large air bubbles. Bake until top of cake is just firm to touch and toothpick inserted into center comes out clean, 35 to 45 minutes. Cool cake in pan on wire rack, about 11/2 hours. Cut into squares and serve warm or at room temperature.</text:span></text:p>
                  <text:p text:style-name="P4"/>
                </text:list-header>
              </text:list>
            </text:list-item>
          </text:list>
        </text:list-item>
      </text:list>
      <text:p text:style-name="P3"/>
      <text:p text:style-name="P3"/>
      <text:p text:style-name="P3"/>
      <text:p text:style-name="P3"/>
      <text:p text:style-name="P3"/>
      <text:p text:style-name="P3"/>
      <text:p text:style-name="P3"><text:soft-page-break/></text:p>
      <text:p text:style-name="P3">TECHNIQUE</text:p>
      <text:p text:style-name="P14"><text:span text:style-name="T7"><text:tab/><text:tab/>NOT SO GINGERLY WITH GINGERBREAD </text:span><text:span text:style-name="T8">Most cake batters require a gentle touch to avoid developing glutens in the flour and, thus, a tough crumb. But vigorous stirring actually gave our super-wet gingerbread batter the structure necessary to keep the center from collapsing. </text:span></text:p>
      <text:p text:style-name="P9"><text:tab/><text:tab/></text:p>
      <text:p text:style-name="P15"><text:tab/><text:tab/>GENTLY STIRRED BATTER = SUNKEN CAKE CENTER</text:p>
      <text:p text:style-name="P3">TECHNIQUE</text:p>
      <text:p text:style-name="P10"><text:tab/><text:tab/>KEYS TO RICHER, ZINGIER FLAVOR </text:p>
      <text:p text:style-name="P16"><text:span text:style-name="T7"><text:tab/><text:tab/>BITTERSWEET BEER</text:span><text:span text:style-name="T8"> Dark stout contributes deep, caramelized notes.</text:span></text:p>
      <text:p text:style-name="P9"><text:tab/><text:tab/></text:p>
      <text:p text:style-name="P16"><text:span text:style-name="T7"><text:tab/><text:tab/>FLAVOR-FREE FAT</text:span><text:span text:style-name="T8"> Clean, neutral-tasting oil brings key flavors into clear relief.</text:span></text:p>
      <text:p text:style-name="P9"><text:tab/><text:tab/></text:p>
      <text:p text:style-name="P16"><text:span text:style-name="T7"><text:tab/><text:tab/>A ROOTY BOOST</text:span><text:span text:style-name="T8"> Fresh ginger kicks up the fiery, pungent notes of dried ginger.</text:span></text:p>
      <text:p text:style-name="P9"><text:tab/><text:tab/></text:p>
      <text:p text:style-name="P16"><text:span text:style-name="T7"><text:tab/><text:tab/>BACKSEAT SPICES</text:span><text:span text:style-name="T8"> Black pepper and cinnamon complement—without overwhelming—the ginger.</text:span></text:p>
      <text:p text:style-name="P3">TECHNIQUE</text:p>
      <text:p text:style-name="P14"><text:span text:style-name="T7"><text:tab/><text:tab/>INSULATING CAKE STRIP: HOME EDITION </text:span><text:span text:style-name="T8">Cake strips promote more even baking, preventing doming and cracking as well as keeping the edges of a cake from overbaking. This extra insulation is particularly important </text:span><text:soft-page-break/><text:span text:style-name="T8">if the walls of your pan are thin. </text:span></text:p>
      <text:p text:style-name="P9"><text:tab/><text:tab/></text:p>
      <text:p text:style-name="P16"><text:span text:style-name="T7"><text:tab/><text:tab/>1. SOAK STRIP</text:span><text:span text:style-name="T8"> Soak 2 by 32-inch piece of cheesecloth or folded newspaper with water. Gently wring out excess water. </text:span></text:p>
      <text:p text:style-name="P9"><text:tab/><text:tab/></text:p>
      <text:p text:style-name="P16"><text:span text:style-name="T7"><text:tab/><text:tab/>2. FOLD IN FOIL</text:span><text:span text:style-name="T8"> Place damp strip at bottom of 36-inch length of foil. Repeatedly fold foil over dampened strip to cover to make 2 by 36-inch strip.</text:span></text:p>
      <text:p text:style-name="P9"><text:tab/><text:tab/></text:p>
      <text:p text:style-name="P16"><text:span text:style-name="T7"><text:tab/><text:tab/>3. WRAP AROUND PAN</text:span><text:span text:style-name="T8"> Mold insulating strip around pan and pinch ends together to seal. </text:span></text:p>
      <text:p text:style-name="P9"><text:tab/><text:tab/></text:p>
      <text:p text:style-name="P16"><text:span text:style-name="T7"><text:tab/><text:tab/>4. SECURE</text:span><text:span text:style-name="T8"> To ensure insulating strip stays in place around pan, secure with twine.</text:span></text:p>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12-03T17:32:33</meta:creation-date>
    <meta:document-statistic meta:table-count="0" meta:image-count="0" meta:object-count="0" meta:page-count="4" meta:paragraph-count="46" meta:word-count="577" meta:character-count="3639"/>
    <dc:date>2012-12-03T17:36:30</dc:date>
    <dc:creator>Robert Houk</dc:creator>
    <meta:editing-duration>PT00H03M59S</meta:editing-duration>
    <meta:editing-cycles>1</meta:editing-cycles>
    <meta:generator>OpenOffice.org/3.2$Unix OpenOffice.org_project/320m18$Build-9502</meta:generator>
  </office:meta>
</office:document-meta>
</file>